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0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2" style:family="paragraph" style:parent-style-name="Standard" style:list-style-name="L1">
      <style:text-properties style:font-name="Arial" fo:font-size="16pt" style:font-size-asian="16pt" style:font-size-complex="16pt"/>
    </style:style>
    <style:style style:name="P3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8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4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6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1561584" text:id="ct16156158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61561688" text:id="ct16156168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61561792" text:id="ct16156179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61562000" text:id="ct16156200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10524115019135522" text:style-name="L1">
        <text:list-item>
          <text:p text:style-name="P32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2"/>
        </text:list-item>
      </text:list>
      <text:p text:style-name="Standard"/>
      <text:p text:style-name="P15"/>
      <text:p text:style-name="P2"><text:change text:change-id="ct161561584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5"><text:change text:change-id="ct161561688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161561792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0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1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30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0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9"/>
            <text:p text:style-name="P29"/>
            <text:p text:style-name="P29">also – thou / cushite / pierced</text:p>
            <text:p text:style-name="P29"/>
            <text:p text:style-name="P29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6">3:7</text:p>
            <text:p text:style-name="P26">אָמַרְתִּי אַ</text:p>
            <text:p text:style-name="P26">#</text:p>
            <text:p text:style-name="P26">־תִּירְאִי</text:p>
            <text:p text:style-name="P26"><text:s/>אוֹתִי תִּקְחִי מוּסָר</text:p>
            <text:p text:style-name="P26"><text:s/>וְלֹא־יִכָּרֵת מְעוֹנָהּ </text:p>
            <text:p text:style-name="P26"/>
            <text:p text:style-name="P26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7"/>
            <text:p text:style-name="P27"/>
            <text:p text:style-name="P27">I say / surely – to fear</text:p>
            <text:p text:style-name="P27"/>
            <text:p text:style-name="P27"/>
            <text:p text:style-name="P27"/>
            <text:p text:style-name="P27"/>
            <text:p text:style-name="P27"/>
            <text:p text:style-name="P27">entity + my / to take / warning</text:p>
            <text:p text:style-name="P27"/>
            <text:p text:style-name="P27">and not – to destroy / dwelling + her</text:p>
            <text:p text:style-name="P27"/>
            <text:p text:style-name="P27">all / who,that – to oversee / against + her</text:p>
            <text:p text:style-name="P27">but / to start early / to dec<text:span text:style-name="T16">ay</text:span></text:p>
            <text:p text:style-name="P28"/>
            <text:p text:style-name="P28">all / a performance + their</text:p>
          </table:table-cell>
        </table:table-row>
        <table:table-row>
          <table:table-cell table:style-name="表12.A2" office:value-type="string">
            <text:p text:style-name="P26">3:8</text:p>
            <text:p text:style-name="P26">לָכֵן חַכּוּ־לִי</text:p>
            <text:p text:style-name="P26"><text:s/>נְאֻם־יְהוָה לְיוֹם </text:p>
            <text:p text:style-name="P26">קוּמִי לְעַד </text:p>
            <text:p text:style-name="P26">כִּי מִשְׁפָּטִי לֶאֱסֹף</text:p>
            <text:p text:style-name="P26"/>
            <text:p text:style-name="P26"><text:s/>גּוֹיִם לְקָבְצִי </text:p>
            <text:p text:style-name="P26">מַמְלָכוֹת לִשְׁפֹּ</text:p>
            <text:p text:style-name="P26">#</text:p>
            <text:p text:style-name="P26">עֲלֵיהֶם זַעְמִי כֹּל </text:p>
            <text:p text:style-name="P26">חֲרוֹן אַפִּי </text:p>
            <text:p text:style-name="P26"><text:soft-page-break/>כִּי בְּאֵשׁ קִנְאָתִי תֵּאָכֵל כָּל־הָאָרֶץ</text:p>
          </table:table-cell>
          <table:table-cell table:style-name="表12.B2" office:value-type="string">
            <text:p text:style-name="P27"/>
            <text:p text:style-name="P27"/>
            <text:p text:style-name="P27">in just / to adhere – towards + me</text:p>
            <text:p text:style-name="P27">oracle – jehovah / towards day</text:p>
            <text:p text:style-name="P27"/>
            <text:p text:style-name="P27">to rise + my / towards aim</text:p>
            <text:p text:style-name="P27"/>
            <text:p text:style-name="P27">for / verdict + my / towards to gather</text:p>
            <text:p text:style-name="P27"/>
            <text:p text:style-name="P27">nations / towards to grasp + my</text:p>
            <text:p text:style-name="P27"/>
            <text:p text:style-name="P27">dominion / towards to spill</text:p>
            <text:p text:style-name="P27"/>
            <text:p text:style-name="P27"/>
            <text:p text:style-name="P27"/>
            <text:p text:style-name="P27">above + them / fury + my / all</text:p>
            <text:p text:style-name="P27"/>
            <text:p text:style-name="P27">a burning of anger / ire + my</text:p>
            <text:p text:style-name="P27"><text:soft-page-break/></text:p>
            <text:p text:style-name="P27">for / in fire / jealous + my / to eat</text:p>
            <text:p text:style-name="P27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3:9</text:p>
            <text:p text:style-name="P26">כִּי־אָז אֶהְפֹּ</text:p>
            <text:p text:style-name="P26">#</text:p>
            <text:p text:style-name="P26">אֶל־עַמִּים שָׂפָה בְרוּרָה </text:p>
            <text:p text:style-name="P26"/>
            <text:p text:style-name="P26">לִקְרֹא כֻלָּם </text:p>
            <text:p text:style-name="P26">בְּשֵׁם יְהוָה לְעָבְדוֹ</text:p>
            <text:p text:style-name="P26"><text:s/>שְׁכֶם אֶחָד</text:p>
          </table:table-cell>
          <table:table-cell table:style-name="表13.B1" office:value-type="string">
            <text:p text:style-name="P27"/>
            <text:p text:style-name="P27"/>
            <text:p text:style-name="P27">for – at the time / to turn</text:p>
            <text:p text:style-name="P27"/>
            <text:p text:style-name="P27"/>
            <text:p text:style-name="P27"/>
            <text:p text:style-name="P27">towards – people / the lip / to clarify</text:p>
            <text:p text:style-name="P27"/>
            <text:p text:style-name="P27">towards to call upon / all + their</text:p>
            <text:p text:style-name="P27"/>
            <text:p text:style-name="P27">in honor / jehovah / towards to serve + him</text:p>
            <text:p text:style-name="P27">spur of a hill / united</text:p>
          </table:table-cell>
        </table:table-row>
        <table:table-row>
          <table:table-cell table:style-name="表13.A2" office:value-type="string">
            <text:p text:style-name="P26">3:10</text:p>
            <text:p text:style-name="P26">מֵעֵבֶר לְנַהֲרֵי־כוּשׁ עֲתָרַי בַּת־פּוּצַי יוֹבִלוּן</text:p>
            <text:p text:style-name="P26"><text:soft-page-break/><text:s/>מִנְחָתִי</text:p>
          </table:table-cell>
          <table:table-cell table:style-name="表13.B2" office:value-type="string">
            <text:p text:style-name="P27"/>
            <text:p text:style-name="P27"/>
            <text:p text:style-name="P27">from across / towards a stream – Cush</text:p>
            <text:p text:style-name="P27">a worshipper + my / daughter – to dash + my / to bring + thereupon</text:p>
            <text:p text:style-name="P27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6">3:11</text:p>
            <text:p text:style-name="P26">בַּיּוֹם הַהוּא לֹא תֵבוֹשִׁי מִכֹּל עֲלִילֹתַיִ</text:p>
            <text:p text:style-name="P26">#</text:p>
            <text:p text:style-name="P26">אֲשֶׁר פָּשַׁעַתְּ בִּי</text:p>
            <text:p text:style-name="P26"><text:s/>כִּי־אָז אָסִיר </text:p>
            <text:p text:style-name="P26">מִקִּרְבֵּ</text:p>
            <text:p text:style-name="P26">#</text:p>
            <text:p text:style-name="P26">עַלִּיזֵי גַּאֲוָתֵ</text:p>
            <text:p text:style-name="P26">#</text:p>
            <text:p text:style-name="P26">וְלֹא־תוֹסִפִי לְגָבְהָה </text:p>
            <text:p text:style-name="P26"/>
            <text:p text:style-name="P26"><text:soft-page-break/>עוֹד בְּהַר קָדְשִׁי</text:p>
          </table:table-cell>
          <table:table-cell table:style-name="表14.B1" office:value-type="string">
            <text:p text:style-name="P27"/>
            <text:p text:style-name="P27"/>
            <text:p text:style-name="P27">in the day / the <text:s/>he,she / not / to be ashamed</text:p>
            <text:p text:style-name="P27"/>
            <text:p text:style-name="P27">from all / performance + thine</text:p>
            <text:p text:style-name="P27"/>
            <text:p text:style-name="P27">that,which / to trespass / on + me</text:p>
            <text:p text:style-name="P27"/>
            <text:p text:style-name="P27"/>
            <text:p text:style-name="P27">for – at that time / to turn off</text:p>
            <text:p text:style-name="P27"/>
            <text:p text:style-name="P27">from the center + thine</text:p>
            <text:p text:style-name="P27"/>
            <text:p text:style-name="P27"/>
            <text:p text:style-name="P27">rejoice / arrogance + thine</text:p>
            <text:p text:style-name="P27"/>
            <text:p text:style-name="P27"/>
            <text:p text:style-name="P27">and not – to aug<text:span text:style-name="T16">ument / towards to be lofty</text:span></text:p>
            <text:p text:style-name="P28"/>
            <text:p text:style-name="P28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6">3:12</text:p>
            <text:p text:style-name="P26">וְהִשְׁאַרְתִּי בְקִרְבֵּ</text:p>
            <text:p text:style-name="P26">#</text:p>
            <text:p text:style-name="P26">עַם עָנִי וָדָל</text:p>
            <text:p text:style-name="P26"><text:s/>וְחָסוּ בְּשֵׁם יְהוָה</text:p>
          </table:table-cell>
          <table:table-cell table:style-name="表14.B2" office:value-type="string">
            <text:p text:style-name="P27"/>
            <text:p text:style-name="P27"/>
            <text:p text:style-name="P27">and I wil swell up / in the center + thine</text:p>
            <text:p text:style-name="P27"/>
            <text:p text:style-name="P27"/>
            <text:p text:style-name="P27">people / depressed / and weak,thin</text:p>
            <text:p text:style-name="P27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6">3:13</text:p>
            <text:p text:style-name="P26">שְׁאֵרִית יִשְׂרָאֵל לֹא־יַעֲשׂוּ </text:p>
            <text:p text:style-name="P26">עַוְלָה וְלֹא־יְדַבְּרוּ כָזָב </text:p>
            <text:p text:style-name="P26"/>
            <text:p text:style-name="P26">וְלֹא־יִמָּצֵא בְּפִיהֶם</text:p>
            <text:p text:style-name="P26"><text:soft-page-break/><text:s/>לְשׁוֹן תַּרְמִית כִּי־הֵמָּה יִרְעוּ וְרָבְצוּ</text:p>
            <text:p text:style-name="P26"><text:s/>וְאֵין מַחֲרִיד ס</text:p>
          </table:table-cell>
          <table:table-cell table:style-name="表17.B1" office:value-type="string">
            <text:p text:style-name="P27"/>
            <text:p text:style-name="P27"/>
            <text:p text:style-name="P27">a remainder / israel / not – to do,make</text:p>
            <text:p text:style-name="P27"/>
            <text:p text:style-name="P27"/>
            <text:p text:style-name="P27">evil / and not – to speak / falsehood</text:p>
            <text:p text:style-name="P27"/>
            <text:p text:style-name="P27">and not – to find / in mouse + their</text:p>
            <text:p text:style-name="P27"><text:soft-page-break/></text:p>
            <text:p text:style-name="P27">tongue / fraud / for / they</text:p>
            <text:p text:style-name="P27"/>
            <text:p text:style-name="P27">to pasture / and to recline</text:p>
            <text:p text:style-name="P27"/>
            <text:p text:style-name="P27">and not exist / to fear</text:p>
          </table:table-cell>
        </table:table-row>
        <table:table-row>
          <table:table-cell table:style-name="表17.A2" office:value-type="string">
            <text:p text:style-name="P26">3:14</text:p>
            <text:p text:style-name="P26">רָנִּי בַּת־צִיּוֹן </text:p>
            <text:p text:style-name="P26">הָרִיעוּ יִשְׂרָאֵל שִׂמְחִי וְעָלְזִי בְּכָל־לֵב </text:p>
            <text:p text:style-name="P26">בַּת יְרוּשָׁלִָם</text:p>
          </table:table-cell>
          <table:table-cell table:style-name="表17.B2" office:value-type="string">
            <text:p text:style-name="P27"/>
            <text:p text:style-name="P27"/>
            <text:p text:style-name="P27">to shout / daughter – zion</text:p>
            <text:p text:style-name="P27"/>
            <text:p text:style-name="P27">to shout / israel / to be gleesome</text:p>
            <text:p text:style-name="P27"/>
            <text:p text:style-name="P27">and to jump / with all – the heart</text:p>
            <text:p text:style-name="P27"/>
            <text:p text:style-name="P27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6">3:15</text:p>
            <text:p text:style-name="P26">#הֵסִיר יְהוָה מִשְׁפָּטַיִ</text:p>
            <text:p text:style-name="P26">#פִּנָּה אֹיְבֵ</text:p>
            <text:p text:style-name="P26">#מֶלֶ</text:p>
            <text:p text:style-name="P26">#יִשְׂרָאֵל יְהוָה בְּקִרְבֵּ</text:p>
            <text:p text:style-name="P26"><text:soft-page-break/>לֹא־תִירְאִי רָע עוֹד</text:p>
          </table:table-cell>
          <table:table-cell table:style-name="表18.B1" office:value-type="string">
            <text:p text:style-name="P27"/>
            <text:p text:style-name="P27"/>
            <text:p text:style-name="P27">to turn off / jehovah / verdict + thy</text:p>
            <text:p text:style-name="P27">to turn / adversary + thy</text:p>
            <text:p text:style-name="P27"/>
            <text:p text:style-name="P27">king + thy</text:p>
            <text:p text:style-name="P27">israel / jehovah / in the center + thy</text:p>
            <text:p text:style-name="P27"/>
            <text:p text:style-name="P27"><text:soft-page-break/>not – to fear / evil / still,more</text:p>
          </table:table-cell>
        </table:table-row>
        <table:table-row>
          <table:table-cell table:style-name="表18.A2" office:value-type="string">
            <text:p text:style-name="P26">3:16</text:p>
            <text:p text:style-name="P26">בַּיּוֹם הַהוּא יֵאָמֵר לִירוּשָׁלִַם אַל־תִּירָאִי צִיּוֹן אַל־יִרְפּוּ יָדָיִ</text:p>
            <text:p text:style-name="P26">#</text:p>
          </table:table-cell>
          <table:table-cell table:style-name="表18.B2" office:value-type="string">
            <text:p text:style-name="P27"/>
            <text:p text:style-name="P27"/>
            <text:p text:style-name="P27">in the day / the she,he / to say</text:p>
            <text:p text:style-name="P27"/>
            <text:p text:style-name="P27">to jerusalem / not – to fear</text:p>
            <text:p text:style-name="P27"/>
            <text:p text:style-name="P27">zion / not – to slacken / a hand + thy</text:p>
          </table:table-cell>
        </table:table-row>
        <table:table-row>
          <table:table-cell table:style-name="表18.A2" office:value-type="string">
            <text:p text:style-name="P26">3:17</text:p>
            <text:p text:style-name="P26">#יְהוָה אֱלֹהַיִ</text:p>
            <text:p text:style-name="P26">בְּקִרְבֵּך גִּבּוֹר</text:p>
            <text:p text:style-name="P26"><text:s/>יוֹשִׁיעַ יָשִׂישׂ</text:p>
            <text:p text:style-name="P26"><text:s/>עָלַיִ</text:p>
            <text:p text:style-name="P26">#</text:p>
            <text:p text:style-name="P26">בְּשִׂמְחָה יַחֲרִישׁ בְּאַהֲבָתוֹ יָגִיל עָלַיִ</text:p>
            <text:p text:style-name="P26">#</text:p>
            <text:p text:style-name="P26">בְּרִנָּה</text:p>
          </table:table-cell>
          <table:table-cell table:style-name="表18.B2" office:value-type="string">
            <text:p text:style-name="P27"/>
            <text:p text:style-name="P27"/>
            <text:p text:style-name="P27">jehovah / gods + thy</text:p>
            <text:p text:style-name="P27"/>
            <text:p text:style-name="P27">in the center + thee / powerful</text:p>
            <text:p text:style-name="P27"/>
            <text:p text:style-name="P27">to be free,open / to be cheerful</text:p>
            <text:p text:style-name="P27"/>
            <text:p text:style-name="P27">upon + thee</text:p>
            <text:p text:style-name="P27"/>
            <text:p text:style-name="P27"/>
            <text:p text:style-name="P27">in glee / to scratch</text:p>
            <text:p text:style-name="P27"/>
            <text:p text:style-name="P27">in love + its / to rejoice / upon + thee</text:p>
            <text:p text:style-name="P27"/>
            <text:p text:style-name="P27"/>
            <text:p text:style-name="P27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6">3:18</text:p>
            <text:p text:style-name="P26">נוּגֵי מִמּוֹעֵד </text:p>
            <text:p text:style-name="P26">אָסַפְתִּי מִמֵּ</text:p>
            <text:p text:style-name="P26">#</text:p>
            <text:p text:style-name="P26">הָיוּ מַשְׂאֵת עָלֶיהָ חֶרְפָּה</text:p>
          </table:table-cell>
          <table:table-cell table:style-name="表19.B1" office:value-type="string">
            <text:p text:style-name="P27"/>
            <text:p text:style-name="P27"/>
            <text:p text:style-name="P27">to grieve / from assembly</text:p>
            <text:p text:style-name="P27"/>
            <text:p text:style-name="P27">to gather / from thee</text:p>
            <text:p text:style-name="P27"/>
            <text:p text:style-name="P27"/>
            <text:p text:style-name="P27"/>
            <text:p text:style-name="P27">to become / a beacon / above + her</text:p>
            <text:p text:style-name="P27">disgrace</text:p>
          </table:table-cell>
        </table:table-row>
        <table:table-row>
          <table:table-cell table:style-name="表19.A2" office:value-type="string">
            <text:p text:style-name="P26">3:19</text:p>
            <text:p text:style-name="P26">הִנְנִי עֹשֶׂה אֶת־כָּל־מְעַנַּיִ</text:p>
            <text:p text:style-name="P26">#</text:p>
            <text:p text:style-name="P26">בָּעֵת הַהִיא וְהוֹשַׁעְתִּי אֶת־הַצֹּלֵעָה וְהַנִּדָּחָה אֲקַבֵּץ וְשַׂמְתִּים לִתְהִלָּה וּלְשֵׁם </text:p>
            <text:p text:style-name="P26">בְּכָל־הָאָרֶץ בָּשְׁתָּם</text:p>
          </table:table-cell>
          <table:table-cell table:style-name="表19.B2" office:value-type="string">
            <text:p text:style-name="P27"/>
            <text:p text:style-name="P27"/>
            <text:p text:style-name="P27">lo ! + me / to do,make / even – all – to depress + thee</text:p>
            <text:p text:style-name="P27"/>
            <text:p text:style-name="P27"/>
            <text:p text:style-name="P27"/>
            <text:p text:style-name="P27">at now / the he,she / and to be safe</text:p>
            <text:p text:style-name="P27">even – the to limp / and the to push off</text:p>
            <text:p text:style-name="P27">to collect / and to put + them</text:p>
            <text:p text:style-name="P27"/>
            <text:p text:style-name="P27">into laudation / and into honor</text:p>
            <text:p text:style-name="P27"/>
            <text:p text:style-name="P27">in all – the land / shame + thereof</text:p>
          </table:table-cell>
        </table:table-row>
        <table:table-row>
          <table:table-cell table:style-name="表19.A2" office:value-type="string">
            <text:p text:style-name="P26">3:20</text:p>
            <text:p text:style-name="P26">בָּעֵת הַהִיא אָבִיא אֶתְכֶם וּבָעֵת </text:p>
            <text:p text:style-name="P26"><text:soft-page-break/>קַבְּצִי אֶתְכֶם כִּי־אֶתֵּן אֶתְכֶם לְשֵׁם וְלִתְהִלָּה</text:p>
            <text:p text:style-name="P26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7"/>
            <text:p text:style-name="P27"/>
            <text:p text:style-name="P27">at that time / the he,she / to go,come</text:p>
            <text:p text:style-name="P27">entity + you / and at that time</text:p>
            <text:p text:style-name="P27"><text:soft-page-break/>to grasp / entity + you / for – to give</text:p>
            <text:p text:style-name="P27">entity + you / into honor / and into laudation</text:p>
            <text:p text:style-name="P27">on all / people / the land</text:p>
            <text:p text:style-name="P27"/>
            <text:p text:style-name="P27">on to turn back + my / entity – prisoners + you</text:p>
            <text:p text:style-name="P27">into eye + you / to say / jehovah</text:p>
          </table:table-cell>
        </table:table-row>
        <table:table-row>
          <table:table-cell table:style-name="表19.A2" office:value-type="string">
            <text:p text:style-name="P26">Johah</text:p>
            <text:p text:style-name="P26">1:1</text:p>
            <text:p text:style-name="P26">וַיְהִי דְּבַר־יְהוָה </text:p>
            <text:p text:style-name="P26"/>
            <text:p text:style-name="P26">אֶל־יוֹנָה בֶן־אֲמִתַּי לֵאמֹר</text:p>
          </table:table-cell>
          <table:table-cell table:style-name="表19.B2" office:value-type="string">
            <text:p text:style-name="P27"/>
            <text:p text:style-name="P27"/>
            <text:p text:style-name="P27"/>
            <text:p text:style-name="P27"/>
            <text:p text:style-name="P27">then, to come to pass / a word – jehovah</text:p>
            <text:p text:style-name="P27"/>
            <text:p text:style-name="P27">towards jonah / son – amitai</text:p>
            <text:p text:style-name="P27"/>
            <text:p text:style-name="P27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6">1:2</text:p>
            <text:p text:style-name="P26">קוּם לֵ</text:p>
            <text:p text:style-name="P26"><text:soft-page-break/>#</text:p>
            <text:p text:style-name="P26">אֶל־נִינְוֵה הָעִיר הַגְּדוֹלָה וּקְרָא </text:p>
            <text:p text:style-name="P26">עָלֶיהָ כִּי־עָלְתָה </text:p>
            <text:p text:style-name="P26">רָעָתָם לְפָנָי</text:p>
          </table:table-cell>
          <table:table-cell table:style-name="表20.B1" office:value-type="string">
            <text:p text:style-name="P27"/>
            <text:p text:style-name="P27"/>
            <text:p text:style-name="P27">to rise / to walk</text:p>
            <text:p text:style-name="P27"/>
            <text:p text:style-name="P27"><text:soft-page-break/></text:p>
            <text:p text:style-name="P27"/>
            <text:p text:style-name="P27">to - nineveh / encampment</text:p>
            <text:p text:style-name="P27"/>
            <text:p text:style-name="P27">great,insolent / and to call out</text:p>
            <text:p text:style-name="P27"/>
            <text:p text:style-name="P27">above + her / for – to ascend</text:p>
            <text:p text:style-name="P27"/>
            <text:p text:style-name="P27">evil + their / to face + my</text:p>
          </table:table-cell>
        </table:table-row>
        <table:table-row>
          <table:table-cell table:style-name="表20.A2" office:value-type="string">
            <text:p text:style-name="P26">1:3</text:p>
            <text:p text:style-name="P26">וַיָּקָם יוֹנָה לִבְרֹחַ תַּרְשִׁישָׁה מִלִּפְנֵי יְהוָה וַיֵּרֶד יָפוֹ וַיִּמְצָא </text:p>
            <text:p text:style-name="P26">אָנִיָּה בָּאָה תַרְשִׁישׁ וַיִּתֵּן שְׂכָרָהּ</text:p>
            <text:p text:style-name="P26"><text:s/>וַיֵּרֶד בָּהּ לָבוֹא</text:p>
            <text:p text:style-name="P26"><text:s/>עִמָּהֶם תַּרְשִׁישָׁה מִלִּפְנֵי יְהוָה</text:p>
          </table:table-cell>
          <table:table-cell table:style-name="表20.B2" office:value-type="string">
            <text:p text:style-name="P27"/>
            <text:p text:style-name="P27"/>
            <text:p text:style-name="P27">and to rise / jonah / in to flee</text:p>
            <text:p text:style-name="P27"/>
            <text:p text:style-name="P27">Tarshish + their / out of + into + face / jehovah</text:p>
            <text:p text:style-name="P27">and to fall / Yaphow / and to exist</text:p>
            <text:p text:style-name="P27">a ship / to come / Tarshish</text:p>
            <text:p text:style-name="P27"/>
            <text:p text:style-name="P27">and to give / a fare + their</text:p>
            <text:p text:style-name="P27"/>
            <text:p text:style-name="P27">and to fall / to them / in to go,come</text:p>
            <text:p text:style-name="P27"/>
            <text:p text:style-name="P27">with + them / Tarshish + their</text:p>
            <text:p text:style-name="P27"/>
            <text:p text:style-name="P27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6">1:4</text:p>
            <text:p text:style-name="P26">וַיהוָה הֵטִיל</text:p>
            <text:p text:style-name="P26"><text:s/>רוּחַ־גְּדוֹלָה אֶל־הַיָּם וַיְהִי סַעַר־גָּדוֹל </text:p>
            <text:p text:style-name="P26"/>
            <text:p text:style-name="P26">בַּיָּם וְהָאֳנִיָּה חִשְּׁבָה לְהִשָּׁבֵר</text:p>
          </table:table-cell>
          <table:table-cell table:style-name="表21.B1" office:value-type="string">
            <text:p text:style-name="P27"/>
            <text:p text:style-name="P27"/>
            <text:p text:style-name="P27">and jehovah / to cast down</text:p>
            <text:p text:style-name="P27"/>
            <text:p text:style-name="P27">wind – great / to – the sea</text:p>
            <text:p text:style-name="P27"/>
            <text:p text:style-name="P27">and to come to pass / a hurricane – great</text:p>
            <text:p text:style-name="P27"/>
            <text:p text:style-name="P27"/>
            <text:p text:style-name="P27">on sea / and the ship / to plait,weave</text:p>
            <text:p text:style-name="P27">in to burst</text:p>
          </table:table-cell>
        </table:table-row>
        <table:table-row>
          <table:table-cell table:style-name="表21.A2" office:value-type="string">
            <text:p text:style-name="P26">1:5</text:p>
            <text:p text:style-name="P26">וַיִּירְאוּ הַמַּלָּחִים וַיִּזְעֲקוּ אִישׁ אֶל־אֱלֹהָיו וַיָּטִלוּ</text:p>
            <text:p text:style-name="P26"/>
            <text:p text:style-name="P26"><text:s/>אֶת־הַכֵּלִים אֲשֶׁר בָּאֳנִיָּה אֶל־הַיָּם לְהָקֵל מֵעֲלֵיהֶם וְיוֹנָה </text:p>
            <text:p text:style-name="P26">יָרַד אֶל־יַרְכְּתֵי </text:p>
            <text:p text:style-name="P26">הַסְּפִינָה וַיִּשְׁכַּב </text:p>
            <text:p text:style-name="P26">וַיֵּרָדַם</text:p>
          </table:table-cell>
          <table:table-cell table:style-name="表21.B2" office:value-type="string">
            <text:p text:style-name="P27"/>
            <text:p text:style-name="P27"/>
            <text:p text:style-name="P27">and to fear / sailors / and to shriek</text:p>
            <text:p text:style-name="P27">a man / to – god + its / and to cast down</text:p>
            <text:p text:style-name="P27"/>
            <text:p text:style-name="P27"/>
            <text:p text:style-name="P27">even – the prepared / that</text:p>
            <text:p text:style-name="P27">on ship / to – the sea / towards to be light</text:p>
            <text:p text:style-name="P27">from above + them / and jonah</text:p>
            <text:p text:style-name="P27"/>
            <text:p text:style-name="P27">to go downwards / to – rear</text:p>
            <text:p text:style-name="P27"/>
            <text:p text:style-name="P27">the vessel / and to lie down</text:p>
            <text:p text:style-name="P27"/>
            <text:p text:style-name="P27">and to stupefy</text:p>
          </table:table-cell>
        </table:table-row>
        <table:table-row>
          <table:table-cell table:style-name="表21.A2" office:value-type="string">
            <text:p text:style-name="P26">1:6</text:p>
            <text:p text:style-name="P26">וַיִּקְרַב אֵלָיו</text:p>
            <text:p text:style-name="P26"><text:soft-page-break/><text:s/>רַב הַחֹבֵל וַיֹּאמֶר </text:p>
            <text:p text:style-name="P26">לוֹ מַה־לְּ</text:p>
            <text:p text:style-name="P26">*</text:p>
            <text:p text:style-name="P26">נִרְדָּם קוּם קְרָא </text:p>
            <text:p text:style-name="P26">אֶל־אֱלֹהֶי</text:p>
            <text:p text:style-name="P26">*</text:p>
            <text:p text:style-name="P26">אוּלַי יִתְעַשֵּׁת </text:p>
            <text:p text:style-name="P26">הָאֱלֹהִים לָנוּ </text:p>
            <text:p text:style-name="P26">וְלֹא נֹאבֵד</text:p>
          </table:table-cell>
          <table:table-cell table:style-name="表21.B2" office:value-type="string">
            <text:p text:style-name="P27"/>
            <text:p text:style-name="P27"/>
            <text:p text:style-name="P27">and to approach / near + its</text:p>
            <text:p text:style-name="P27"/>
            <text:p text:style-name="P27"><text:soft-page-break/></text:p>
            <text:p text:style-name="P27">abundant / a sailor / and to say</text:p>
            <text:p text:style-name="P27"/>
            <text:p text:style-name="P27">to + him / what ? - to + thee</text:p>
            <text:p text:style-name="P27"/>
            <text:p text:style-name="P27"/>
            <text:p text:style-name="P27">to stupefy / to rise / to call out</text:p>
            <text:p text:style-name="P27"/>
            <text:p text:style-name="P27">to – god + thee</text:p>
            <text:p text:style-name="P27"/>
            <text:p text:style-name="P27"/>
            <text:p text:style-name="P27">if not,perhaps / to be sleek</text:p>
            <text:p text:style-name="P27"/>
            <text:p text:style-name="P27">the gods / towards + us</text:p>
            <text:p text:style-name="P27"/>
            <text:p text:style-name="P27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6">1:7</text:p>
            <text:p text:style-name="P26">וַיֹּאמְרוּ אִישׁ אֶל־רֵעֵהוּ</text:p>
            <text:p text:style-name="P26"><text:s/>לְכוּ וְנַפִּילָה גוֹרָלוֹת וְנֵדְעָה בְּשֶׁלְּמִי</text:p>
            <text:p text:style-name="P26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7"/>
            <text:p text:style-name="P27"/>
            <text:p text:style-name="P27">and to say / a man / to – an associate + their</text:p>
            <text:p text:style-name="P27">to walk / and to fall / a lot</text:p>
            <text:p text:style-name="P27"/>
            <text:p text:style-name="P27">and to know / on what + who ?</text:p>
            <text:p text:style-name="P27"/>
            <text:p text:style-name="P27"><text:soft-page-break/></text:p>
            <text:p text:style-name="P27">the evil / the this/ upon + us</text:p>
            <text:p text:style-name="P27"/>
            <text:p text:style-name="P27">and to fall / a lot / and to fall</text:p>
            <text:p text:style-name="P27"/>
            <text:p text:style-name="P27">the lot / upon – jonah</text:p>
          </table:table-cell>
        </table:table-row>
        <table:table-row>
          <table:table-cell table:style-name="表22.A2" office:value-type="string">
            <text:p text:style-name="P26">1:8</text:p>
            <text:p text:style-name="P26">וַיֹּאמְרוּ אֵלָיו </text:p>
            <text:p text:style-name="P26">הַגִּידָה־נָּא לָנוּ </text:p>
            <text:p text:style-name="P26">בַּאֲשֶׁר לְמִי־הָרָעָה</text:p>
            <text:p text:style-name="P26"><text:s/>הַזֹּאת לָנוּ </text:p>
            <text:p text:style-name="P26">מַה־מְּלַאכְתְּ</text:p>
            <text:p text:style-name="P26">*</text:p>
            <text:p text:style-name="P26">וּמֵאַיִן תָּבוֹא</text:p>
            <text:p text:style-name="P26"><text:s/>מָה אַרְצֶ</text:p>
            <text:p text:style-name="P26">*</text:p>
            <text:p text:style-name="P26">וְאֵי־מִזֶּה עַם אָתָּה</text:p>
          </table:table-cell>
          <table:table-cell table:style-name="表22.B2" office:value-type="string">
            <text:p text:style-name="P27"/>
            <text:p text:style-name="P27"/>
            <text:p text:style-name="P27">and to say / towards + him</text:p>
            <text:p text:style-name="P27"/>
            <text:p text:style-name="P27">manifest + us – pray / to us</text:p>
            <text:p text:style-name="P27"/>
            <text:p text:style-name="P27">on which / in who ? - the evil</text:p>
            <text:p text:style-name="P27"/>
            <text:p text:style-name="P27">the this / towards + us</text:p>
            <text:p text:style-name="P27"/>
            <text:p text:style-name="P27">what ? - employment + thee</text:p>
            <text:p text:style-name="P27"/>
            <text:p text:style-name="P27"/>
            <text:p text:style-name="P27">and from where / to come,go</text:p>
            <text:p text:style-name="P27"/>
            <text:p text:style-name="P27">what ? / land + thee</text:p>
            <text:p text:style-name="P27"/>
            <text:p text:style-name="P27"/>
            <text:p text:style-name="P27"/>
            <text:p text:style-name="P27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>1:9</text:p>
            <text:p text:style-name="P26">וַיֹּאמֶר אֲלֵיהֶם </text:p>
            <text:p text:style-name="P26">עִבְרִי אָנֹכִי וְאֶת־יְהוָה</text:p>
            <text:p text:style-name="P26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7"/>
            <text:p text:style-name="P27"/>
            <text:p text:style-name="P27">and to say / towards + them</text:p>
            <text:p text:style-name="P27"/>
            <text:p text:style-name="P27">Eberite / I / and entity – jehovah</text:p>
            <text:p text:style-name="P27"/>
            <text:p text:style-name="P27">gods / the sky / I / reverent</text:p>
            <text:p text:style-name="P27"/>
            <text:p text:style-name="P27">that – to do,make / entity – the sea</text:p>
            <text:p text:style-name="P27">and entity – dry ground</text:p>
          </table:table-cell>
        </table:table-row>
        <table:table-row>
          <table:table-cell table:style-name="表23.A2" office:value-type="string">
            <text:p text:style-name="P26">1:10</text:p>
            <text:p text:style-name="P26">וַיִּירְאוּ הָאֲנָשִׁים יִרְאָה גְדוֹלָה וַיֹּאמְרוּ אֵלָיו מַה־זֹּאת עָשִׂיתָ כִּי־יָדְעוּ </text:p>
            <text:p text:style-name="P26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7"/>
            <text:p text:style-name="P27"/>
            <text:p text:style-name="P27">and to fear / the man / reverent</text:p>
            <text:p text:style-name="P27"/>
            <text:p text:style-name="P27">great / and to say / to + him</text:p>
            <text:p text:style-name="P27"/>
            <text:p text:style-name="P27">what ? - this / to do / for – to know</text:p>
            <text:p text:style-name="P27"/>
            <text:p text:style-name="P27">the man / for – from in face</text:p>
            <text:p text:style-name="P27"/>
            <text:p text:style-name="P27">jehovah / he / to flee / for <text:s/>/ manifest</text:p>
            <text:p text:style-name="P27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6">1:11</text:p>
            <text:p text:style-name="P26">וַיֹּאמְרוּ אֵלָיו </text:p>
            <text:p text:style-name="P26">מַה־נַּעֲשֶׂה לָּ</text:p>
            <text:p text:style-name="P26">#</text:p>
            <text:p text:style-name="P26">וְיִשְׁתֹּק הַיָּם מֵעָלֵינוּ כִּי הַיָּם הוֹלֵ</text:p>
            <text:p text:style-name="P26">#</text:p>
            <text:p text:style-name="P26">וְסֹעֵר</text:p>
          </table:table-cell>
          <table:table-cell table:style-name="表24.B1" office:value-type="string">
            <text:p text:style-name="P27"/>
            <text:p text:style-name="P27"/>
            <text:p text:style-name="P27">and to say / unto + him</text:p>
            <text:p text:style-name="P27"/>
            <text:p text:style-name="P27">what ? - to do,make / towards + thee</text:p>
            <text:p text:style-name="P27"/>
            <text:p text:style-name="P27">and to subside / the sea / from above + us / for</text:p>
            <text:p text:style-name="P27"/>
            <text:p text:style-name="P27">the sea / to walk</text:p>
            <text:p text:style-name="P27"/>
            <text:p text:style-name="P27"/>
            <text:p text:style-name="P27">and to toss</text:p>
          </table:table-cell>
        </table:table-row>
        <table:table-row>
          <table:table-cell table:style-name="表24.A2" office:value-type="string">
            <text:p text:style-name="P26">1:12</text:p>
            <text:p text:style-name="P26">וַיֹּאמֶר אֲלֵיהֶם שָׂאוּנִי וַהֲטִילֻנִי אֶל־הַיָּם וְיִשְׁתֹּק הַיָּם מֵעֲלֵיכֶם כִּי יוֹדֵעַ אָנִי</text:p>
            <text:p text:style-name="P26"><text:s/>כִּי בְשֶׁלִּי הַסַּעַר </text:p>
            <text:p text:style-name="P26"/>
            <text:p text:style-name="P26">הַגָּדוֹל הַזֶּה עֲלֵיכֶם</text:p>
          </table:table-cell>
          <table:table-cell table:style-name="表24.B2" office:value-type="string">
            <text:p text:style-name="P27"/>
            <text:p text:style-name="P27"/>
            <text:p text:style-name="P27">and to say / to + them / to lift + me</text:p>
            <text:p text:style-name="P27">and to pitch over + me / to – the sea</text:p>
            <text:p text:style-name="P27">and to subside / the sea / from above + yous / for / to know / I</text:p>
            <text:p text:style-name="P27"/>
            <text:p text:style-name="P27"/>
            <text:p text:style-name="P27">for / on account + me / the hurricane</text:p>
            <text:p text:style-name="P27"/>
            <text:p text:style-name="P27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6">1:13</text:p>
            <text:p text:style-name="P26">וַיַּחְתְּרוּ הָאֲנָשִׁים לְהָשִׁיב אֶל־הַיַּבָּשָׁה</text:p>
            <text:p text:style-name="P26"><text:s/>וְלֹא יָכֹלוּ כִּי הַיָּם </text:p>
            <text:p text:style-name="P26">הוֹלֵ</text:p>
            <text:p text:style-name="P26">#</text:p>
            <text:p text:style-name="P26">וְסֹעֵר עֲלֵיהֶם</text:p>
          </table:table-cell>
          <table:table-cell table:style-name="表25.B1" office:value-type="string">
            <text:p text:style-name="P27"/>
            <text:p text:style-name="P27"/>
            <text:p text:style-name="P27">and to force / the mortal</text:p>
            <text:p text:style-name="P27"/>
            <text:p text:style-name="P27">towards to turn back / to – the dry ground</text:p>
            <text:p text:style-name="P27">and not / to be able / for / the sea</text:p>
            <text:p text:style-name="P27"/>
            <text:p text:style-name="P27">to walk</text:p>
            <text:p text:style-name="P27"/>
            <text:p text:style-name="P27"/>
            <text:p text:style-name="P27">and to rush / upon + them</text:p>
          </table:table-cell>
        </table:table-row>
        <table:table-row>
          <table:table-cell table:style-name="表25.A2" office:value-type="string">
            <text:p text:style-name="P26">1:14</text:p>
            <text:p text:style-name="P26">וַיִּקְרְאוּ אֶל־יְהוָה וַיֹּאמְרוּ אָנָּה יְהוָה </text:p>
            <text:p text:style-name="P26">אַל־נָא נֹאבְדָה בְּנֶפֶשׁ</text:p>
            <text:p text:style-name="P26"/>
            <text:p text:style-name="P26"><text:s/>הָאִישׁ הַזֶּה וְאַל־תִּתֵּן</text:p>
            <text:p text:style-name="P26"><text:s/>עָלֵינוּ דָּם נָקִיא </text:p>
            <text:p text:style-name="P26">כִּי־אַתָּה יְהוָה כַּאֲשֶׁר </text:p>
            <text:p text:style-name="P26">חָפַצְתָּ עָשִׂיתָ</text:p>
          </table:table-cell>
          <table:table-cell table:style-name="表25.B2" office:value-type="string">
            <text:p text:style-name="P27"/>
            <text:p text:style-name="P27"/>
            <text:p text:style-name="P27">and to call out / to – jehovah</text:p>
            <text:p text:style-name="P27"/>
            <text:p text:style-name="P27">and to say / oh now / jehovah</text:p>
            <text:p text:style-name="P27"/>
            <text:p text:style-name="P27">not – I pray / to lose / on a breathing creature</text:p>
            <text:p text:style-name="P27"/>
            <text:p text:style-name="P27">the man / the this / and not – to give</text:p>
            <text:p text:style-name="P27"/>
            <text:p text:style-name="P27">above + us / blood / innocent</text:p>
            <text:p text:style-name="P27">for – thou / jehovah / as if + that,which</text:p>
            <text:p text:style-name="P27">to bend / to do,make</text:p>
          </table:table-cell>
        </table:table-row>
        <text:soft-page-break/>
        <table:table-row>
          <table:table-cell table:style-name="表25.A2" office:value-type="string">
            <text:p text:style-name="P26">1:15</text:p>
            <text:p text:style-name="P26">וַיִּשְׂאוּ אֶת־יוֹנָה </text:p>
            <text:p text:style-name="P26">וַיְטִלֻהוּ אֶל־הַיָּם </text:p>
            <text:p text:style-name="P26">וַיַּעֲמֹד הַיָּם מִזַּעְפּוֹ</text:p>
          </table:table-cell>
          <table:table-cell table:style-name="表25.B2" office:value-type="string">
            <text:p text:style-name="P27"/>
            <text:p text:style-name="P27"/>
            <text:p text:style-name="P27">and to lift / entity – jonah</text:p>
            <text:p text:style-name="P27"/>
            <text:p text:style-name="P27">and to pitch + him / to – the sea</text:p>
            <text:p text:style-name="P27"/>
            <text:p text:style-name="P27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6">1:16</text:p>
            <text:p text:style-name="P26">וַיִּירְאוּ הָאֲנָשִׁים יִרְאָה גְדוֹלָה אֶת־יְהוָה וַיִּזְבְּחוּ־זֶבַח </text:p>
            <text:p text:style-name="P26">לַיהוָה וַיִּדְּרוּ </text:p>
            <text:p text:style-name="P26">נְדָרִים</text:p>
          </table:table-cell>
          <table:table-cell table:style-name="表26.B1" office:value-type="string">
            <text:p text:style-name="P27"/>
            <text:p text:style-name="P27"/>
            <text:p text:style-name="P27">and to fear / the men / fearing</text:p>
            <text:p text:style-name="P27"/>
            <text:p text:style-name="P27">great / entity – jehovah</text:p>
            <text:p text:style-name="P27"/>
            <text:p text:style-name="P27">and to slaughter – a slaughter</text:p>
            <text:p text:style-name="P27"/>
            <text:p text:style-name="P27">to jehovah / and to promise</text:p>
            <text:p text:style-name="P27"/>
            <text:p text:style-name="P27">promises</text:p>
          </table:table-cell>
        </table:table-row>
        <table:table-row>
          <table:table-cell table:style-name="表26.A2" office:value-type="string">
            <text:p text:style-name="P26">1:17</text:p>
            <text:p text:style-name="P26">וַיְמַן יְהוָה</text:p>
            <text:p text:style-name="P26"><text:soft-page-break/><text:s/>דָּג גָּדוֹל לִבְלֹעַ </text:p>
            <text:p text:style-name="P26"/>
            <text:p text:style-name="P26">אֶת־יוֹנָה וַיְהִי </text:p>
            <text:p text:style-name="P26">יוֹנָה בִּמְעֵי הַדָּג </text:p>
            <text:p text:style-name="P26">שְׁלֹשָׁה יָמִים וּשְׁלֹשָׁה לֵילוֹת</text:p>
          </table:table-cell>
          <table:table-cell table:style-name="表26.B2" office:value-type="string">
            <text:p text:style-name="P27"/>
            <text:p text:style-name="P27"/>
            <text:p text:style-name="P27">and to weigh out / jehovah</text:p>
            <text:p text:style-name="P27"/>
            <text:p text:style-name="P27"><text:soft-page-break/></text:p>
            <text:p text:style-name="P27">a fish / great / towards to make away</text:p>
            <text:p text:style-name="P27"/>
            <text:p text:style-name="P27">entity – jonah / and to exist</text:p>
            <text:p text:style-name="P27"/>
            <text:p text:style-name="P27">jonah / in intestines / the fish</text:p>
            <text:p text:style-name="P27"/>
            <text:p text:style-name="P27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>@@@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6">2:1</text:p>
            <text:p text:style-name="P26">וַיִּתְפַּלֵּל יוֹנָה אֶל־יְהוָה אֱלֹהָיו מִמְּעֵי הַדָּגָה</text:p>
          </table:table-cell>
          <table:table-cell table:style-name="表27.B1" office:value-type="string">
            <text:p text:style-name="P27"/>
          </table:table-cell>
        </table:table-row>
        <table:table-row>
          <table:table-cell table:style-name="表27.A2" office:value-type="string">
            <text:p text:style-name="P26">2:2</text:p>
            <text:p text:style-name="P26">וַיֹּאמֶר קָרָאתִי מִצָּרָה לִי אֶל־יְהוָה וַיַּעֲנֵנִי מִבֶּטֶן שְׁאוֹל שִׁוַּעְתִּי <text:soft-page-break/>שָׁמַעְתָּ קוֹלִי</text:p>
          </table:table-cell>
          <table:table-cell table:style-name="表27.B2" office:value-type="string">
            <text:p text:style-name="P27"/>
          </table:table-cell>
        </table:table-row>
        <table:table-row>
          <table:table-cell table:style-name="表27.A2" office:value-type="string">
            <text:p text:style-name="P26">2:3</text:p>
            <text:p text:style-name="P26">וַתַּשְׁלִיכֵנִי מְצוּלָה בִּלְבַב יַמִּים וְנָהָר יְסֹבְבֵנִי כָּל־מִשְׁבָּרֶי</text:p>
            <text:p text:style-name="P26">*</text:p>
            <text:p text:style-name="P26">וְגַלֶּי</text:p>
            <text:p text:style-name="P26">*</text:p>
            <text:p text:style-name="P26">עָלַי עָבָרוּ</text:p>
          </table:table-cell>
          <table:table-cell table:style-name="表27.B2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5">------------------------------------------------------------ TEMPLATE<text:change text:change-id="ct161562000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2147527156785485521" text:style-name="L2">
        <text:list-item>
          <text:p text:style-name="P40">time label ==&gt; paste</text:p>
        </text:list-item>
        <text:list-item>
          <text:p text:style-name="P40">“@@@” ==&gt; move to → at the bottom of the doc area</text:p>
        </text:list-item>
        <text:list-item>
          <text:p text:style-name="P40">DUP : template</text:p>
        </text:list-item>
        <text:list-item>
          <text:p text:style-name="P40">close</text:p>
          <text:list>
            <text:list-item>
              <text:p text:style-name="P40">web pages</text:p>
            </text:list-item>
            <text:list-item>
              <text:p text:style-name="P40">sheet file</text:p>
            </text:list-item>
            <text:list-item>
              <text:p text:style-name="P40">folders (if any)</text:p>
            </text:list-item>
            <text:list-item>
              <text:p text:style-name="P40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18T10:38:14.79</dc:date>
    <dc:creator>iwabuchi ken</dc:creator>
    <meta:editing-duration>P4DT11H54S</meta:editing-duration>
    <meta:editing-cycles>242</meta:editing-cycles>
    <meta:generator>OpenOffice/4.1.3$Win32 OpenOffice.org_project/413m1$Build-9783</meta:generator>
    <meta:document-statistic meta:table-count="32" meta:image-count="0" meta:object-count="0" meta:page-count="33" meta:paragraph-count="811" meta:word-count="3631" meta:character-count="19296"/>
  </office:meta>
</office:document-meta>
</file>